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" fo:font-size="12pt" fo:font-weight="bold" officeooo:rsid="000aa748" officeooo:paragraph-rsid="000f0d0c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12pt" fo:font-weight="bold" officeooo:rsid="000aa748" officeooo:paragraph-rsid="000fc22a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2pt" fo:font-weight="bold" officeooo:rsid="000984e8" officeooo:paragraph-rsid="000f0d0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2pt" fo:font-weight="bold" officeooo:rsid="000984e8" officeooo:paragraph-rsid="000fc22a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2pt" officeooo:rsid="000984e8" officeooo:paragraph-rsid="000f0d0c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DejaVu Sans" fo:font-size="12pt" officeooo:rsid="000984e8" officeooo:paragraph-rsid="000fc22a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DejaVu Sans" fo:font-size="12pt" fo:font-weight="normal" officeooo:rsid="000984e8" officeooo:paragraph-rsid="000f0d0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" fo:font-size="12pt" fo:font-weight="normal" officeooo:rsid="00050031" officeooo:paragraph-rsid="000f0d0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" fo:font-size="12pt" fo:font-weight="normal" officeooo:rsid="00050031" officeooo:paragraph-rsid="000fc22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DejaVu Sans" fo:font-size="32pt" officeooo:rsid="000984e8" officeooo:paragraph-rsid="000f0d0c" style:font-size-asian="32pt" style:font-size-complex="32pt"/>
    </style:style>
    <style:style style:name="P11" style:family="paragraph" style:parent-style-name="Standard">
      <style:paragraph-properties fo:text-align="center" style:justify-single-word="false"/>
      <style:text-properties officeooo:paragraph-rsid="000f0d0c"/>
    </style:style>
    <style:style style:name="P12" style:family="paragraph" style:parent-style-name="Standard">
      <style:paragraph-properties fo:text-align="start" style:justify-single-word="false"/>
      <style:text-properties officeooo:paragraph-rsid="000f0d0c"/>
    </style:style>
    <style:style style:name="P13" style:family="paragraph" style:parent-style-name="Standard">
      <style:paragraph-properties fo:text-align="start" style:justify-single-word="false"/>
      <style:text-properties officeooo:paragraph-rsid="000fc22a"/>
    </style:style>
    <style:style style:name="P14" style:family="paragraph" style:parent-style-name="Standard">
      <style:paragraph-properties fo:text-align="start" style:justify-single-word="false" fo:break-before="page"/>
      <style:text-properties style:font-name="DejaVu Sans" fo:font-size="12pt" fo:font-weight="bold" officeooo:rsid="000984e8" officeooo:paragraph-rsid="000f0d0c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 fo:break-before="page"/>
      <style:text-properties style:font-name="DejaVu Sans" fo:font-size="12pt" fo:font-weight="bold" officeooo:rsid="000aa748" officeooo:paragraph-rsid="000f0d0c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DejaVu Sans" fo:font-size="32pt" officeooo:rsid="000984e8" officeooo:paragraph-rsid="000f0d0c" style:font-size-asian="32pt" style:font-size-complex="32pt"/>
    </style:style>
    <style:style style:name="P1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0f0d0c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0f0d0c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0fc22a"/>
    </style:style>
    <style:style style:name="P20" style:family="paragraph" style:parent-style-name="Standard" style:list-style-name="L1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DejaVu Sans" fo:font-size="12pt" fo:font-weight="normal" officeooo:rsid="00050031" officeooo:paragraph-rsid="000f0d0c" style:font-size-asian="10.5pt" style:font-weight-asian="normal" style:font-size-complex="12pt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0f0d0c"/>
    </style:style>
    <style:style style:name="P2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0f0d0c"/>
    </style:style>
    <style:style style:name="P2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0fc22a"/>
    </style:style>
    <style:style style:name="P2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0fc22a"/>
    </style:style>
    <style:style style:name="P2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0fc22a"/>
    </style:style>
    <style:style style:name="P26" style:family="paragraph" style:parent-style-name="Standard" style:list-style-name="L1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DejaVu Sans" fo:font-size="12pt" fo:font-weight="normal" officeooo:rsid="00050031" officeooo:paragraph-rsid="000fc22a" style:font-size-asian="10.5pt" style:font-weight-asian="normal" style:font-size-complex="12pt" style:font-weight-complex="normal"/>
    </style:style>
    <style:style style:name="P27" style:family="paragraph" style:parent-style-name="Standard" style:master-page-name="">
      <loext:graphic-properties draw:fill="none"/>
      <style:paragraph-properties fo:text-align="start" style:justify-single-word="false" style:page-number="auto" fo:background-color="transparent"/>
      <style:text-properties officeooo:paragraph-rsid="000f0d0c"/>
    </style:style>
    <style:style style:name="T1" style:family="text">
      <style:text-properties style:font-name="DejaVu Sans" fo:font-size="32pt" officeooo:rsid="000984e8" style:font-size-asian="32pt" style:font-size-complex="32pt"/>
    </style:style>
    <style:style style:name="T2" style:family="text">
      <style:text-properties style:font-name="DejaVu Sans" fo:font-size="32pt" officeooo:rsid="000f0d0c" style:font-size-asian="32pt" style:font-size-complex="32pt"/>
    </style:style>
    <style:style style:name="T3" style:family="text">
      <style:text-properties style:font-name="DejaVu Sans" fo:font-size="12pt" fo:font-weight="bold" officeooo:rsid="000984e8" style:font-size-asian="10.5pt" style:font-weight-asian="bold" style:font-size-complex="12pt" style:font-weight-complex="bold"/>
    </style:style>
    <style:style style:name="T4" style:family="text">
      <style:text-properties style:font-name="DejaVu Sans" fo:font-size="12pt" fo:font-weight="bold" officeooo:rsid="0004925c" style:font-size-asian="10.5pt" style:font-weight-asian="bold" style:font-size-complex="12pt" style:font-weight-complex="bold"/>
    </style:style>
    <style:style style:name="T5" style:family="text">
      <style:text-properties style:font-name="DejaVu Sans" fo:font-size="12pt" fo:font-weight="bold" officeooo:rsid="000f0d0c" style:font-size-asian="10.5pt" style:font-weight-asian="bold" style:font-size-complex="12pt" style:font-weight-complex="bold"/>
    </style:style>
    <style:style style:name="T6" style:family="text">
      <style:text-properties style:font-name="DejaVu Sans" fo:font-size="12pt" fo:font-weight="bold" officeooo:rsid="000fc22a" style:font-size-asian="10.5pt" style:font-weight-asian="bold" style:font-size-complex="12pt" style:font-weight-complex="bold"/>
    </style:style>
    <style:style style:name="T7" style:family="text">
      <style:text-properties style:font-name="DejaVu Sans" fo:font-size="12pt" officeooo:rsid="000984e8" style:font-size-asian="10.5pt" style:font-size-complex="12pt"/>
    </style:style>
    <style:style style:name="T8" style:family="text">
      <style:text-properties style:font-name="DejaVu Sans" fo:font-size="12pt" officeooo:rsid="0004925c" style:font-size-asian="10.5pt" style:font-size-complex="12pt"/>
    </style:style>
    <style:style style:name="T9" style:family="text">
      <style:text-properties style:font-name="DejaVu Sans" fo:font-size="12pt" officeooo:rsid="000f0d0c" style:font-size-asian="10.5pt" style:font-size-complex="12pt"/>
    </style:style>
    <style:style style:name="T10" style:family="text">
      <style:text-properties style:font-name="DejaVu Sans" fo:font-size="12pt" officeooo:rsid="000fc22a" style:font-size-asian="10.5pt" style:font-size-complex="12pt"/>
    </style:style>
    <style:style style:name="T11" style:family="text">
      <style:text-properties style:font-name="DejaVu Sans" fo:font-size="12pt" fo:font-weight="normal" style:font-size-asian="10.5pt" style:font-weight-asian="normal" style:font-size-complex="12pt" style:font-weight-complex="normal"/>
    </style:style>
    <style:style style:name="T12" style:family="text">
      <style:text-properties style:font-name="DejaVu Sans" fo:font-size="12pt" fo:font-weight="normal" officeooo:rsid="000984e8" style:font-size-asian="10.5pt" style:font-weight-asian="normal" style:font-size-complex="12pt" style:font-weight-complex="normal"/>
    </style:style>
    <style:style style:name="T13" style:family="text">
      <style:text-properties style:font-name="DejaVu Sans" fo:font-size="12pt" fo:font-weight="normal" officeooo:rsid="0004925c" style:font-size-asian="10.5pt" style:font-weight-asian="normal" style:font-size-complex="12pt" style:font-weight-complex="normal"/>
    </style:style>
    <style:style style:name="T14" style:family="text">
      <style:text-properties style:font-name="DejaVu Sans" fo:font-size="12pt" fo:font-weight="normal" officeooo:rsid="000f0d0c" style:font-size-asian="10.5pt" style:font-weight-asian="normal" style:font-size-complex="12pt" style:font-weight-complex="normal"/>
    </style:style>
    <style:style style:name="T15" style:family="text">
      <style:text-properties style:font-name="DejaVu Sans" fo:font-size="12pt" fo:font-weight="normal" officeooo:rsid="000fc22a" style:font-size-asian="10.5pt" style:font-weight-asian="normal" style:font-size-complex="12pt" style:font-weight-complex="normal"/>
    </style:style>
    <style:style style:name="T16" style:family="text">
      <style:text-properties officeooo:rsid="0004925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04925c" style:font-weight-asian="bold" style:font-weight-complex="bold"/>
    </style:style>
    <style:style style:name="T19" style:family="text">
      <style:text-properties fo:font-weight="bold" officeooo:rsid="000f0d0c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0f0d0c" style:font-weight-asian="normal" style:font-weight-complex="normal"/>
    </style:style>
    <style:style style:name="T22" style:family="text">
      <style:text-properties fo:font-weight="normal" officeooo:rsid="000fc22a" style:font-weight-asian="normal" style:font-weight-complex="normal"/>
    </style:style>
    <style:style style:name="T23" style:family="text">
      <style:text-properties officeooo:rsid="000f0d0c"/>
    </style:style>
    <style:style style:name="T24" style:family="text">
      <style:text-properties officeooo:rsid="000fc22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/>
      <text:p text:style-name="P10"/>
      <text:p text:style-name="P10"/>
      <text:p text:style-name="P10"/>
      <text:p text:style-name="P10">Cas d’Utilisation du package</text:p>
      <text:p text:style-name="P11"><text:span text:style-name="T1">«</text:span><text:span text:style-name="T2">Gestion pizzeria</text:span><text:span text:style-name="T1">»</text:span></text:p>
      <text:p text:style-name="P14">Cas d’Utilisation n°00<text:span text:style-name="T24">8</text:span></text:p>
      <text:p text:style-name="P12"><text:span text:style-name="T3">Nom :</text:span><text:span text:style-name="T7"> </text:span><text:span text:style-name="T9">Préparer une commande</text:span></text:p>
      <text:p text:style-name="P12"><text:span text:style-name="T3">Acteur(s) :</text:span><text:span text:style-name="T7"> </text:span><text:span text:style-name="T9">Préparateur</text:span></text:p>
      <text:p text:style-name="P12"><text:span text:style-name="T3">Description :</text:span><text:span text:style-name="T7"> </text:span><text:span text:style-name="T9">Préparer une sélection d’un client, et l’expédier.</text:span></text:p>
      <text:p text:style-name="P5"><text:span text:style-name="T17">Pré-condition(s) :</text:span> — </text:p>
      <text:p text:style-name="P12"><text:span text:style-name="T3">Déclencheur :</text:span><text:span text:style-name="T7"> </text:span><text:span text:style-name="T9">Un client envoie une commande à la pizzeria, </text:span><text:span text:style-name="T8">.</text:span></text:p>
      <text:p text:style-name="P3">Scénario nominal :</text:p>
      <text:p text:style-name="P27"><text:span text:style-name="T12"><text:tab/></text:span><text:span text:style-name="T14">1. </text:span><text:span text:style-name="T12">Le </text:span><text:span text:style-name="T3">Système </text:span><text:span text:style-name="T4">affiche </text:span><text:span text:style-name="T13">les </text:span><text:span text:style-name="T14">commandes (composition, état, paiement livraison etc.) en cours</text:span><text:span text:style-name="T12">.</text:span></text:p>
      <text:p text:style-name="P7"><text:span text:style-name="T23"><text:tab/>2. Le </text:span><text:span text:style-name="T19">Préparateur</text:span><text:span text:style-name="T18"> sélectionne</text:span><text:span text:style-name="T16"> une commande, et valide sa prise en compte</text:span>.</text:p>
      <text:p text:style-name="P7"><text:tab/><text:span text:style-name="T23">3. Le </text:span><text:span text:style-name="T19">Système envoie </text:span><text:span text:style-name="T23">une notification « Commande acceptée » au client.</text:span></text:p>
      <text:p text:style-name="P12"><text:span text:style-name="T12"><text:tab/></text:span><text:span text:style-name="T14">4. </text:span><text:span text:style-name="T12">Le </text:span><text:span text:style-name="T5">Préparateur</text:span><text:span text:style-name="T14"> </text:span><text:span text:style-name="T5">confectionne</text:span><text:span text:style-name="T14"> la/les pizza(s), puis valide la préparation.</text:span></text:p>
      <text:p text:style-name="P12"><text:span text:style-name="T14"><text:tab/>5. Le </text:span><text:span text:style-name="T5">Système envoie</text:span><text:span text:style-name="T14"> une notification au client.</text:span></text:p>
      <text:p text:style-name="P1">Scénario alternatif :</text:p>
      <text:p text:style-name="P1"><text:span text:style-name="T21"><text:tab/><text:tab/>1. a) Le </text:span><text:span text:style-name="T23">Préparateur reçoit</text:span><text:span text:style-name="T21"> la commande par téléphone.</text:span></text:p>
      <text:p text:style-name="P1"><text:span text:style-name="T21"><text:tab/><text:tab/><text:tab/>1. a) i) Le </text:span><text:span text:style-name="T23">Préparateur saisie </text:span><text:span text:style-name="T21">la commande sur l’application (Inclusion cas d’utilisation n°006 : Passer une commande).</text:span></text:p>
      <text:p text:style-name="P1"><text:span text:style-name="T21"><text:tab/><text:tab/><text:tab/>1. a) ii) Le </text:span><text:span text:style-name="T23">Système</text:span><text:span text:style-name="T21"> revient sur la page des commandes (retour à l’étape 1).</text:span></text:p>
      <text:p text:style-name="P1">Scénario d’exception :<text:span text:style-name="T20"> — </text:span></text:p>
      <text:p text:style-name="P1"/>
      <text:p text:style-name="P16"/>
      <text:p text:style-name="P10"/>
      <text:p text:style-name="P12"><text:span text:style-name="T3">Cas d’Utilisation n°0</text:span><text:span text:style-name="T6">09</text:span></text:p>
      <text:p text:style-name="P12"><text:span text:style-name="T3">Nom :</text:span><text:span text:style-name="T7"> </text:span><text:span text:style-name="T9">Livrer une pizza</text:span></text:p>
      <text:p text:style-name="P12"><text:span text:style-name="T3">Acteur(s) :</text:span><text:span text:style-name="T7"> </text:span><text:span text:style-name="T9">Livreur</text:span></text:p>
      <text:p text:style-name="P12"><text:span text:style-name="T3">Description :</text:span><text:span text:style-name="T7"> </text:span><text:span text:style-name="T9">Livrer une commande d’un client.</text:span></text:p>
      <text:p text:style-name="P5"><text:span text:style-name="T17">Pré-condition(s) :</text:span> — </text:p>
      <text:p text:style-name="P12"><text:span text:style-name="T3">Déclencheur :</text:span><text:span text:style-name="T7"> </text:span><text:span text:style-name="T9">Un client demande à être livré.</text:span></text:p>
      <text:p text:style-name="P3">Scénario nominal :</text:p>
      <text:p text:style-name="P17"><text:span text:style-name="T12"><text:tab/></text:span><text:span text:style-name="T15">1. </text:span><text:span text:style-name="T12">Le </text:span><text:span text:style-name="T3">Système </text:span><text:span text:style-name="T5">envoie</text:span><text:span text:style-name="T14"> une notification de demande de livraison.</text:span></text:p>
      <text:p text:style-name="P17"><text:span text:style-name="T15"><text:tab/>2. </text:span><text:span text:style-name="T14">Le </text:span><text:span text:style-name="T4"><text:s/></text:span><text:span text:style-name="T6">Livreur valide </text:span><text:span text:style-name="T15">la livraison.</text:span></text:p>
      <text:p text:style-name="P17"><text:span text:style-name="T12"><text:tab/></text:span><text:span text:style-name="T15">3. </text:span><text:span text:style-name="T12">Le </text:span><text:span text:style-name="T3">Système </text:span><text:span text:style-name="T4">affiche</text:span><text:span text:style-name="T12"> l</text:span><text:span text:style-name="T13">’</text:span><text:span text:style-name="T15">adresse du client et </text:span><text:span text:style-name="T6">envoie</text:span><text:span text:style-name="T15"> une notification au client.</text:span></text:p>
      <text:p text:style-name="P18"><text:span text:style-name="T15"><text:tab/>4. Une fois livré, le </text:span><text:span text:style-name="T6">Livreur valide</text:span><text:span text:style-name="T15"> sa livraison (signature du client?) et l’éventuel règlement.</text:span></text:p>
      <text:p text:style-name="P8"/>
      <text:p text:style-name="P1">Scénario alternatif :</text:p>
      <text:list xml:id="list3129984338" text:style-name="L1">
        <text:list-header>
          <text:p text:style-name="P20"><text:span text:style-name="T11"/></text:p>
        </text:list-header>
      </text:list>
      <text:p text:style-name="P1">Scénario d’exception :<text:span text:style-name="T20"> — </text:span></text:p>
      <text:p text:style-name="P15"><text:span text:style-name="T20"/></text:p>
      <text:p text:style-name="P13"><text:span text:style-name="T3">Cas d’Utilisation n°0</text:span><text:span text:style-name="T6">10</text:span></text:p>
      <text:p text:style-name="P13"><text:span text:style-name="T3">Nom :</text:span><text:span text:style-name="T7"> </text:span><text:span text:style-name="T10">Modifier une carte</text:span></text:p>
      <text:p text:style-name="P13"><text:span text:style-name="T3">Acteur(s) :</text:span><text:span text:style-name="T7"> </text:span><text:span text:style-name="T10">Préparateur</text:span></text:p>
      <text:p text:style-name="P13"><text:span text:style-name="T3">Description :</text:span><text:span text:style-name="T7"> </text:span><text:span text:style-name="T10">Modifier/ajouter/supprimer un produit.</text:span></text:p>
      <text:p text:style-name="P6"><text:span text:style-name="T17">Pré-condition(s) :</text:span> — </text:p>
      <text:p text:style-name="P13"><text:span text:style-name="T3">Déclencheur :</text:span><text:span text:style-name="T7"> — </text:span></text:p>
      <text:p text:style-name="P4">Scénario nominal :</text:p>
      <text:p text:style-name="P23"><text:span text:style-name="T12"><text:tab/></text:span><text:span text:style-name="T15">1. </text:span><text:span text:style-name="T12">Le </text:span><text:span text:style-name="T6">Préparateur consulte</text:span><text:span text:style-name="T15"> la carte de sa pizzeria (Inclusion du cas d’utilisation n°004 : Consulter la carte d’une pizzeria)</text:span><text:span text:style-name="T14">.</text:span></text:p>
      <text:p text:style-name="P23"><text:span text:style-name="T15"><text:tab/>2. </text:span><text:span text:style-name="T14">Le </text:span><text:span text:style-name="T4"><text:s/></text:span><text:span text:style-name="T6">Préparateur sélectionne</text:span><text:span text:style-name="T15"> un produit.</text:span></text:p>
      <text:p text:style-name="P23"><text:span text:style-name="T12"><text:tab/></text:span><text:span text:style-name="T15">3. </text:span><text:span text:style-name="T12">L</text:span><text:span text:style-name="T15">e </text:span><text:span text:style-name="T6">Système affiche </text:span><text:span text:style-name="T15">les détails concernant le produit.</text:span></text:p>
      <text:p text:style-name="P19"><text:span text:style-name="T15"><text:tab/>4. Le </text:span><text:span text:style-name="T6">Préparateur modifie</text:span><text:span text:style-name="T15"> la description ou </text:span><text:span text:style-name="T6">supprime</text:span><text:span text:style-name="T15"> son produit et valide sa demande.</text:span></text:p>
      <text:p text:style-name="P9"/>
      <text:p text:style-name="P2">Scénario alternatif :</text:p>
      <text:p text:style-name="P2"><text:tab/><text:tab/><text:span text:style-name="T22">2. a) Le </text:span><text:span text:style-name="T24">Préparateur</text:span><text:span text:style-name="T22"> souhaite </text:span><text:span text:style-name="T24"><text:s/>ajouter</text:span><text:span text:style-name="T22"> un produit.</text:span></text:p>
      <text:p text:style-name="P2"><text:span text:style-name="T22"><text:tab/><text:tab/><text:tab/>2. a) i) Le </text:span><text:span text:style-name="T24">Préparateur</text:span><text:span text:style-name="T22"> </text:span><text:span text:style-name="T24"><text:s/>demande </text:span><text:span text:style-name="T22">à ajouter un produit.</text:span></text:p>
      <text:p text:style-name="P2"><text:span text:style-name="T22"><text:tab/><text:tab/><text:tab/>2. a) ii) Le </text:span><text:span text:style-name="T24">Système affiche </text:span><text:span text:style-name="T22">le formulaire avec les renseignements du produit.</text:span></text:p>
      <text:p text:style-name="P2"><text:span text:style-name="T22"><text:tab/><text:tab/><text:tab/>2. a) iii) Le</text:span><text:span text:style-name="T24"> Préparateur renseigne</text:span><text:span text:style-name="T22"> les informations du produit et valide.</text:span></text:p>
      <text:list xml:id="list111050927989224" text:continue-numbering="true" text:style-name="L1">
        <text:list-header>
          <text:p text:style-name="P26"><text:span text:style-name="T11"/></text:p>
        </text:list-header>
      </text:list>
      <text:p text:style-name="P2">Scénario d’exception :<text:span text:style-name="T20"> —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Hintermeier</meta:initial-creator>
    <meta:creation-date>2020-03-16T10:42:47.530719662</meta:creation-date>
    <dc:date>2020-03-16T11:05:56.191507100</dc:date>
    <dc:creator>Thomas Hintermeier</dc:creator>
    <meta:editing-duration>PT11M7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4" meta:paragraph-count="49" meta:word-count="347" meta:character-count="2267" meta:non-whitespace-character-count="1919"/>
  </office:meta>
</office:document-meta>
</file>